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5000002E508F3F21DF7C9E8E9.png" manifest:media-type="image/png"/>
  <manifest:file-entry manifest:full-path="Pictures/1000020100000525000002E5A554C1ECFAE187F5.png" manifest:media-type="image/png"/>
  <manifest:file-entry manifest:full-path="Pictures/1000020100000520000000CC2781271DC9D224AF.png" manifest:media-type="image/png"/>
  <manifest:file-entry manifest:full-path="Pictures/1000020100000525000002E5124BBF4040876D75.png" manifest:media-type="image/png"/>
  <manifest:file-entry manifest:full-path="Pictures/1000020100000525000002E50BA6ADAA3FCE9109.png" manifest:media-type="image/png"/>
  <manifest:file-entry manifest:full-path="Pictures/1000020100000525000002E5953963187F1BD15B.png" manifest:media-type="image/png"/>
  <manifest:file-entry manifest:full-path="Pictures/100010580000879200001508D21A14F0A9096EB5.svg" manifest:media-type="image/svg+xml"/>
  <manifest:file-entry manifest:full-path="Pictures/1000020100000525000002E597A1389B9FA475A4.png" manifest:media-type="image/png"/>
  <manifest:file-entry manifest:full-path="Pictures/1000020100000525000002E552BF4D50773021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5.734cm"/>
    </style:style>
    <style:style style:name="pr3" style:family="presentation" style:parent-style-name="BrightBlue-subtitle">
      <style:graphic-properties draw:fill-color="#ffffff" fo:min-height="1.348cm"/>
    </style:style>
    <style:style style:name="pr4" style:family="presentation" style:parent-style-name="BrightBlue-notes">
      <style:graphic-properties draw:fill-color="#ffffff" draw:auto-grow-height="true" fo:min-height="13.364cm"/>
    </style:style>
    <style:style style:name="pr5" style:family="presentation" style:parent-style-name="BrightBlue-subtitle">
      <style:graphic-properties draw:fill-color="#ffffff" fo:min-height="2.5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2" draw:text-style-name="P1" draw:layer="layout" svg:width="12.6cm" svg:height="5.734cm" svg:x="8cm" svg:y="5.666cm" presentation:class="subtitle" presentation:user-transformed="true">
          <draw:text-box>
            <text:p>Gravit Designer </text:p>
            <text:p>Trabalhando Efeitos</text:p>
          </draw:text-box>
        </draw:frame>
        <draw:frame presentation:style-name="pr3" draw:text-style-name="P1" draw:layer="layout" svg:width="11.005cm" svg:height="1.348cm" draw:transform="rotate (0.0160570291183478) translate (16.988cm 14.53cm)">
          <draw:text-box>
            <text:p>Ederson da Cos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3.799cm" svg:x="21.2cm" svg:y="8.934cm" presentation:class="subtitle" presentation:user-transformed="true">
          <draw:text-box>
            <text:p>Inserindo Sombra </text:p>
            <text:p>Direita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97A1389B9FA475A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3.799cm" svg:x="21.2cm" svg:y="8.934cm" presentation:class="subtitle" presentation:user-transformed="true">
          <draw:text-box>
            <text:p>Inserindo Sombra </text:p>
            <text:p>Esquerda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52BF4D50773021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3.799cm" svg:x="21.2cm" svg:y="8.934cm" presentation:class="subtitle" presentation:user-transformed="true">
          <draw:text-box>
            <text:p>Inserindo Sombra </text:p>
            <text:p>Abaixo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124BBF4040876D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3.799cm" svg:x="21.2cm" svg:y="8.934cm" presentation:class="subtitle" presentation:user-transformed="true">
          <draw:text-box>
            <text:p>Inserindo Sombra </text:p>
            <text:p>Acima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953963187F1BD1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3.799cm" svg:x="21.2cm" svg:y="8.934cm" presentation:class="subtitle" presentation:user-transformed="true">
          <draw:text-box>
            <text:p>Inserindo Sombra </text:p>
            <text:p>(Opacidade)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0BA6ADAA3FCE91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3.799cm" svg:x="21.2cm" svg:y="8.934cm" presentation:class="subtitle" presentation:user-transformed="true">
          <draw:text-box>
            <text:p>Inserindo Cor </text:p>
            <text:p>(Gradiente)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A554C1ECFAE187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3.799cm" svg:x="21.2cm" svg:y="8.934cm" presentation:class="subtitle" presentation:user-transformed="true">
          <draw:text-box>
            <text:p>Inserindo Cor </text:p>
            <text:p>(Gradiente)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08F3F21DF7C9E8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svg:stroke-color="#808080" draw:fill="none" draw:textarea-vertical-align="middle" draw:shadow-color="#000000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9:43:15.401157862</meta:creation-date>
    <meta:editing-duration>PT2H37M32S</meta:editing-duration>
    <meta:editing-cycles>13</meta:editing-cycles>
    <meta:generator>LibreOffice/6.0.7.3$Linux_X86_64 LibreOffice_project/00m0$Build-3</meta:generator>
    <dc:title>Bright Blue</dc:title>
    <dc:date>2019-03-05T19:57:01.277625132</dc:date>
    <meta:document-statistic meta:object-count="62"/>
  </office:meta>
</office:document-meta>
</file>